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cm" fo:min-width="10.019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3.021cm" fo:min-width="0cm"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text-properties fo:font-size="24pt"/>
    </style:style>
    <style:style style:name="P4" style:family="paragraph">
      <loext:graphic-properties draw:fill="none" draw:fill-color="#ffffff"/>
      <style:paragraph-properties fo:margin-top="0.42cm" fo:margin-bottom="0.35cm"/>
      <style:text-properties fo:font-size="24pt" style:font-size-asian="10pt" style:font-size-complex="10pt"/>
    </style:style>
    <style:style style:name="T1" style:family="text">
      <style:text-properties fo:font-size="24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0.988cm" svg:height="16cm" svg:x="5.031cm" svg:y="6.99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488cm" svg:height="2.248cm" svg:x="4.781cm" svg:y="18.995cm" svg:viewBox="0 0 11489 2249" svg:d="M500 0v1c0 59 11 118 32 176 24 64 60 128 106 192 108 148 270 287 480 419 463 292 1129 531 1930 699 820 173 1751 264 2697 264s1875-91 2695-264c801-168 1468-407 1930-699 211-132 372-271 480-419 48-64 84-128 108-192 20-58 32-117 32-176 0-1 0-1 0-1h499v1c0 116-20 232-62 346-38 108-97 214-174 320-140 189-345 373-617 544-502 317-1223 582-2093 766-851 179-1816 272-2798 272s-1947-93-2799-272c-871-184-1592-449-2093-766-272-171-477-355-617-544-77-106-135-212-175-320-40-114-61-230-61-346 0-1 0-1 0-1z">
          <text:p/>
        </draw:path>
        <draw:path draw:style-name="gr2" draw:text-style-name="P2" draw:layer="layout" svg:width="11.488cm" svg:height="2.248cm" svg:x="4.781cm" svg:y="16.996cm" svg:viewBox="0 0 11489 2249" svg:d="M500 0v1c0 59 11 118 32 176 24 64 60 128 106 192 108 148 270 287 480 419 463 292 1129 531 1930 699 820 173 1751 264 2697 264s1875-91 2695-264c801-168 1468-407 1930-699 211-132 372-271 480-419 48-64 84-128 108-192 20-58 32-117 32-176 0-1 0-1 0-1h499v1c0 116-20 232-62 346-38 108-97 214-174 320-140 189-345 373-617 544-502 317-1223 582-2093 766-851 179-1816 272-2798 272s-1947-93-2799-272c-871-184-1592-449-2093-766-272-171-477-355-617-544-77-106-135-212-175-320-40-114-61-230-61-346 0-1 0-1 0-1z">
          <text:p/>
        </draw:path>
        <draw:path draw:style-name="gr2" draw:text-style-name="P2" draw:layer="layout" svg:width="11.488cm" svg:height="2.248cm" svg:x="4.78cm" svg:y="14.996cm" svg:viewBox="0 0 11489 2249" svg:d="M500 0v1c0 59 11 118 32 176 24 64 60 128 106 192 108 148 270 287 480 419 463 292 1129 531 1930 699 820 173 1751 264 2697 264s1875-91 2695-264c801-168 1468-407 1930-699 211-132 372-271 480-419 48-64 84-128 108-192 20-58 32-117 32-176 0-1 0-1 0-1h499v1c0 116-20 232-62 346-38 108-97 214-174 320-140 189-345 373-617 544-502 317-1223 582-2093 766-851 179-1816 272-2798 272s-1947-93-2799-272c-871-184-1592-449-2093-766-272-171-477-355-617-544-77-106-135-212-175-320-40-114-61-230-61-346 0-1 0-1 0-1z">
          <text:p/>
        </draw:path>
        <draw:path draw:style-name="gr2" draw:text-style-name="P2" draw:layer="layout" svg:width="11.488cm" svg:height="2.248cm" svg:x="4.781cm" svg:y="12.997cm" svg:viewBox="0 0 11489 2249" svg:d="M500 0v1c0 59 11 118 32 176 24 64 60 128 106 192 108 148 270 287 480 419 463 292 1129 531 1930 699 820 173 1751 264 2697 264s1875-91 2695-264c801-168 1468-407 1930-699 211-132 372-271 480-419 48-64 84-128 108-192 20-58 32-117 32-176 0-1 0-1 0-1h499v1c0 116-20 232-62 346-38 108-97 214-174 320-140 189-345 373-617 544-502 317-1223 582-2093 766-851 179-1816 272-2798 272s-1947-93-2799-272c-871-184-1592-449-2093-766-272-171-477-355-617-544-77-106-135-212-175-320-40-114-61-230-61-346 0-1 0-1 0-1z">
          <text:p/>
        </draw:path>
        <draw:path draw:style-name="gr2" draw:text-style-name="P2" draw:layer="layout" svg:width="11.488cm" svg:height="2.248cm" svg:x="4.78cm" svg:y="10.999cm" svg:viewBox="0 0 11489 2249" svg:d="M500 0v1c0 59 11 118 32 176 24 64 60 128 106 192 108 148 270 287 480 419 463 292 1129 531 1930 699 820 173 1751 264 2697 264s1875-91 2695-264c801-168 1468-407 1930-699 211-132 372-271 480-419 48-64 84-128 108-192 20-58 32-117 32-176 0-1 0-1 0-1h499v1c0 116-20 232-62 346-38 108-97 214-174 320-140 189-345 373-617 544-502 317-1223 582-2093 766-851 179-1816 272-2798 272s-1947-93-2799-272c-871-184-1592-449-2093-766-272-171-477-355-617-544-77-106-135-212-175-320-40-114-61-230-61-346 0-1 0-1 0-1z">
          <text:p/>
        </draw:path>
        <draw:frame draw:style-name="gr3" draw:text-style-name="P4" draw:layer="layout" svg:width="8.052cm" svg:height="3.271cm" svg:x="6.548cm" svg:y="8.317cm">
          <draw:text-box>
            <text:p text:style-name="P3"><text:span text:style-name="T1">absoluteRelevance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2H17M25S</meta:editing-duration>
    <meta:editing-cycles>5</meta:editing-cycles>
    <meta:generator>LibreOffice/25.2.7.2$Windows_X86_64 LibreOffice_project/5cbfd1ab6520636bb5f7b99185aa69bd7456825d</meta:generator>
    <dc:date>2026-01-03T14:57:45.386341300</dc:date>
    <meta:document-statistic meta:object-count="7"/>
  </office:meta>
</office:document-meta>
</file>